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6" style:family="table">
      <style:table-properties style:width="16.161cm" fo:margin-left="0.43cm" fo:margin-right="0.409cm" table:align="margins" style:writing-mode="lr-tb"/>
    </style:style>
    <style:style style:name="Table56.A" style:family="table-column">
      <style:table-column-properties style:column-width="9.551cm" style:rel-column-width="38735*"/>
    </style:style>
    <style:style style:name="Table56.B" style:family="table-column">
      <style:table-column-properties style:column-width="6.609cm" style:rel-column-width="26800*"/>
    </style:style>
    <style:style style:name="Table56.1" style:family="table-row">
      <style:table-row-properties style:min-row-height="0.714cm" fo:keep-together="auto"/>
    </style:style>
    <style:style style:name="Table5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6.2" style:family="table-row">
      <style:table-row-properties fo:keep-together="auto"/>
    </style:style>
    <style:style style:name="Table56.3" style:family="table-row">
      <style:table-row-properties fo:keep-together="auto"/>
    </style:style>
    <style:style style:name="Table56.4" style:family="table-row">
      <style:table-row-properties fo:keep-together="auto"/>
    </style:style>
    <style:style style:name="Table56.5" style:family="table-row">
      <style:table-row-properties fo:keep-together="auto"/>
    </style:style>
    <style:style style:name="Table57" style:family="table">
      <style:table-properties style:width="14.76cm" table:align="center" style:writing-mode="lr-tb"/>
    </style:style>
    <style:style style:name="Table57.A" style:family="table-column">
      <style:table-column-properties style:column-width="6.376cm"/>
    </style:style>
    <style:style style:name="Table57.B" style:family="table-column">
      <style:table-column-properties style:column-width="8.384cm"/>
    </style:style>
    <style:style style:name="Table57.1" style:family="table-row">
      <style:table-row-properties style:min-row-height="0.591cm" fo:keep-together="auto"/>
    </style:style>
    <style:style style:name="Table5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7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7.5" style:family="table-row">
      <style:table-row-properties fo:keep-together="auto"/>
    </style:style>
    <style:style style:name="Table57.6" style:family="table-row">
      <style:table-row-properties fo:keep-together="auto"/>
    </style:style>
    <style:style style:name="Table57.7" style:family="table-row">
      <style:table-row-properties fo:keep-together="auto"/>
    </style:style>
    <style:style style:name="Table57.8" style:family="table-row">
      <style:table-row-properties fo:keep-together="auto"/>
    </style:style>
    <style:style style:name="Table57.9" style:family="table-row">
      <style:table-row-properties fo:keep-together="auto"/>
    </style:style>
    <style:style style:name="Table57.10" style:family="table-row">
      <style:table-row-properties fo:keep-together="auto"/>
    </style:style>
    <style:style style:name="Table57.11" style:family="table-row">
      <style:table-row-properties fo:keep-together="auto"/>
    </style:style>
    <style:style style:name="Table57.12" style:family="table-row">
      <style:table-row-properties fo:keep-together="auto"/>
    </style:style>
    <style:style style:name="Table57.13" style:family="table-row">
      <style:table-row-properties fo:keep-together="auto"/>
    </style:style>
    <style:style style:name="Table57.14" style:family="table-row">
      <style:table-row-properties fo:keep-together="auto"/>
    </style:style>
    <style:style style:name="Table58" style:family="table">
      <style:table-properties style:width="14.76cm" table:align="center" style:writing-mode="lr-tb"/>
    </style:style>
    <style:style style:name="Table58.A" style:family="table-column">
      <style:table-column-properties style:column-width="14.76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9" style:family="table">
      <style:table-properties style:width="14.76cm" table:align="center" style:writing-mode="lr-tb"/>
    </style:style>
    <style:style style:name="Table59.A" style:family="table-column">
      <style:table-column-properties style:column-width="14.76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0" style:family="table">
      <style:table-properties style:width="16.157cm" fo:margin-left="0.407cm" fo:margin-right="0.436cm" table:align="margins" style:writing-mode="lr-tb"/>
    </style:style>
    <style:style style:name="Table60.A" style:family="table-column">
      <style:table-column-properties style:column-width="16.157cm" style:rel-column-width="65535*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0.2" style:family="table-row">
      <style:table-row-properties style:min-row-height="0.288cm" fo:keep-together="auto"/>
    </style:style>
    <style:style style:name="Table60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font-size="12pt" fo:font-weight="bold" style:font-weight-asian="bold" fo:hyphenate="true" fo:hyphenation-remain-char-count="2" fo:hyphenation-push-char-count="2"/>
    </style:style>
    <style:style style:name="P3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style:snap-to-layout-grid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11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3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4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6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WW8Num8">
      <style:paragraph-properties fo:margin-left="0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arial" style:font-size-asian="12pt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UC_5f_NormalAzul_20_Car"><text:span text:style-name="T3">Revivir Item</text:span></text:span></text:p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office:value-type="string">
            <text:p text:style-name="P4">Nombre del Caso de Uso:<text:span text:style-name="T6"> </text:span><text:span text:style-name="T7">Revivir Ítem.</text:span></text:p>
          </table:table-cell>
          <table:table-cell table:style-name="Table56.B1" office:value-type="string">
            <text:p text:style-name="P6"><text:span text:style-name="T8">Nro. de Caso de Uso</text:span><text:span text:style-name="T9">: </text:span><text:span text:style-name="T6">CU 67</text:span></text:p>
          </table:table-cell>
        </table:table-row>
        <table:table-row table:style-name="Table56.2">
          <table:table-cell table:style-name="Table56.B1" table:number-columns-spanned="2" office:value-type="string">
            <text:p text:style-name="P6"><text:span text:style-name="T8">Actor Principal:</text:span> Miembro de Proyecto.</text:p>
          </table:table-cell>
          <table:covered-table-cell/>
        </table:table-row>
        <table:table-row table:style-name="Table56.3">
          <table:table-cell table:style-name="Table56.B1" table:number-columns-spanned="2" office:value-type="string">
            <text:p text:style-name="P6"><text:span text:style-name="T8">Objetivo:</text:span> Permite recuperar un ítem eliminado de un proyecto.</text:p>
          </table:table-cell>
          <table:covered-table-cell/>
        </table:table-row>
        <table:table-row table:style-name="Table56.4">
          <table:table-cell table:style-name="Table56.B1" table:number-columns-spanned="2" office:value-type="string">
            <text:p text:style-name="P4">Pre-Condiciones:</text:p>
            <text:p text:style-name="P9">1 – El Miembro de Proyecto debe estar registrado en el sistema.</text:p>
            <text:p text:style-name="P9">2 – El Miembro de Proyecto debe haber iniciado sesión en el sistema.</text:p>
            <text:p text:style-name="P9">3 – El Miembro de Proyecto tiene permiso de acceso al proyecto.</text:p>
            <text:p text:style-name="P9">4 – El Miembro de Proyecto posee el rol correspondiente en el proyecto.</text:p>
            <text:p text:style-name="P9">5 – El proyecto debe haber iniciado.</text:p>
            <text:p text:style-name="P9">6 – El ítem esta en el estado Eliminado de la fase del proyecto.</text:p>
          </table:table-cell>
          <table:covered-table-cell/>
        </table:table-row>
        <table:table-row table:style-name="Table56.5">
          <table:table-cell table:style-name="Table56.B1" table:number-columns-spanned="2" office:value-type="string">
            <text:p text:style-name="P4">Post-Condiciones:</text:p>
            <text:p text:style-name="P6"><text:span text:style-name="T6">1 – </text:span>Recuperar un ítem eliminado y agregar al proyecto.</text:p>
          </table:table-cell>
          <table:covered-table-cell/>
        </table:table-row>
      </table:table>
      <text:p text:style-name="P3"/>
      <text:p text:style-name="P2"><text:span text:style-name="T5">Diagramas de casos de uso relacionados: </text:span><text:span text:style-name="UC_5f_NormalAzul_20_Car"><text:span text:style-name="T4">Diagrama de Caso de Uso del Módulo de Desarrollo.</text:span></text:span></text:p>
      <text:p text:style-name="P3"/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table:number-columns-spanned="2" office:value-type="string">
            <text:p text:style-name="P13">CURSO NORMAL (Camino Exitoso)</text:p>
            <text:p text:style-name="P13"/>
          </table:table-cell>
          <table:covered-table-cell/>
        </table:table-row>
        <table:table-row table:style-name="Table57.1">
          <table:table-cell table:style-name="Table57.A2" office:value-type="string">
            <text:p text:style-name="P4">Usuario</text:p>
          </table:table-cell>
          <table:table-cell table:style-name="Table57.A1" office:value-type="string">
            <text:p text:style-name="P4">Sistema</text:p>
          </table:table-cell>
        </table:table-row>
        <table:table-row table:style-name="Table57.1">
          <table:table-cell table:style-name="Table57.A3" office:value-type="string">
            <text:p text:style-name="P6">1<text:span text:style-name="T6"> – </text:span>Selecciona el menú “<text:span text:style-name="T6">Administración de ítems”.</text:span></text:p>
          </table:table-cell>
          <table:table-cell table:style-name="Table57.B3" office:value-type="string">
            <text:p text:style-name="P12">2<text:span text:style-name="T6"> – </text:span>Despliega el menú correspondiente a opciones sobre ítems.</text:p>
          </table:table-cell>
        </table:table-row>
        <table:table-row table:style-name="Table57.1">
          <table:table-cell table:style-name="Table57.A3" office:value-type="string">
            <text:p text:style-name="P6">3<text:span text:style-name="T6"> – </text:span>Selecciona “<text:span text:style-name="T6">Revivir Item”.</text:span></text:p>
          </table:table-cell>
          <table:table-cell table:style-name="Table57.B3" office:value-type="string">
            <text:p text:style-name="P12">4<text:span text:style-name="T6"> – </text:span>Despliega los ítems que tiene estado Eliminado pertenecientes a la fase del proyecto.</text:p>
          </table:table-cell>
        </table:table-row>
        <table:table-row table:style-name="Table57.5">
          <table:table-cell table:style-name="Table57.A3" office:value-type="string">
            <text:p text:style-name="P6">5<text:span text:style-name="T6"> – </text:span>Selecciona el ítem que desea revivir.</text:p>
          </table:table-cell>
          <table:table-cell table:style-name="Table57.B3" office:value-type="string">
            <text:p text:style-name="P12">6<text:span text:style-name="T6"> – </text:span>Despliega datos del ítem seleccionado.</text:p>
          </table:table-cell>
        </table:table-row>
        <table:table-row table:style-name="Table57.6">
          <table:table-cell table:style-name="Table57.A3" office:value-type="string">
            <text:p text:style-name="P6">7<text:span text:style-name="T6"> – </text:span>Selecciona <text:span text:style-name="T6">“Aceptar”.</text:span></text:p>
          </table:table-cell>
          <table:table-cell table:style-name="Table57.B3" office:value-type="string">
            <text:p text:style-name="P12">8<text:span text:style-name="T6"> – </text:span>Rellena los campos de los atributos del ítem con los datos de la última versión.</text:p>
          </table:table-cell>
        </table:table-row>
        <table:table-row table:style-name="Table57.7">
          <table:table-cell table:style-name="Table57.A3" office:value-type="string">
            <text:p text:style-name="P6">9<text:span text:style-name="T6"> – </text:span>Modifica los campos de los atributos del ítem (opcional).</text:p>
          </table:table-cell>
          <table:table-cell table:style-name="Table57.B3" office:value-type="string">
            <text:p text:style-name="P12"/>
          </table:table-cell>
        </table:table-row>
        <table:table-row table:style-name="Table57.8">
          <table:table-cell table:style-name="Table57.A3" office:value-type="string">
            <text:p text:style-name="P6">10<text:span text:style-name="T6"> – </text:span>Selecciona <text:span text:style-name="T6">“Guardar”.</text:span></text:p>
          </table:table-cell>
          <table:table-cell table:style-name="Table57.B3" office:value-type="string">
            <text:p text:style-name="P12">11<text:span text:style-name="T6"> – </text:span>El sistema verifica que los cambios sean correctos.</text:p>
          </table:table-cell>
        </table:table-row>
        <table:table-row table:style-name="Table57.9">
          <table:table-cell table:style-name="Table57.A3" office:value-type="string">
            <text:p text:style-name="P6"/>
          </table:table-cell>
          <table:table-cell table:style-name="Table57.B3" office:value-type="string">
            <text:p text:style-name="P12">12<text:span text:style-name="T6"> – </text:span>Cambia el estado del ítem que se modifica al estado en revisión.</text:p>
          </table:table-cell>
        </table:table-row>
        <table:table-row table:style-name="Table57.10">
          <table:table-cell table:style-name="Table57.A3" office:value-type="string">
            <text:p text:style-name="P6"/>
          </table:table-cell>
          <table:table-cell table:style-name="Table57.B3" office:value-type="string">
            <text:p text:style-name="P12">13<text:span text:style-name="T6"> – </text:span>Asigna una nueva versión al ítem.</text:p>
          </table:table-cell>
        </table:table-row>
        <table:table-row table:style-name="Table57.11">
          <table:table-cell table:style-name="Table57.A3" office:value-type="string">
            <text:p text:style-name="P6"/>
          </table:table-cell>
          <table:table-cell table:style-name="Table57.B3" office:value-type="string">
            <text:p text:style-name="P12">14<text:span text:style-name="T6"> – </text:span>Se almacena la versión anterior del ítem en el historial del ítem.</text:p>
          </table:table-cell>
        </table:table-row>
        <table:table-row table:style-name="Table57.12">
          <table:table-cell table:style-name="Table57.A3" office:value-type="string">
            <text:p text:style-name="P6"/>
          </table:table-cell>
          <table:table-cell table:style-name="Table57.B3" office:value-type="string">
            <text:p text:style-name="P12">16<text:span text:style-name="T6"> – </text:span>Verifica los ítems relacionados con el ítem modificado y cambia el estado de esos ítems al estado de revisión.</text:p>
          </table:table-cell>
        </table:table-row>
        <table:table-row table:style-name="Table57.13">
          <table:table-cell table:style-name="Table57.A3" office:value-type="string">
            <text:p text:style-name="P6"/>
          </table:table-cell>
          <table:table-cell table:style-name="Table57.B3" office:value-type="string">
            <text:p text:style-name="P12">17<text:span text:style-name="T6"> – </text:span>Verifica que las relaciones no forman ciclos.</text:p>
          </table:table-cell>
        </table:table-row>
        <table:table-row table:style-name="Table57.14">
          <table:table-cell table:style-name="Table57.A3" office:value-type="string">
            <text:p text:style-name="P6"/>
          </table:table-cell>
          <table:table-cell table:style-name="Table57.B3" office:value-type="string">
            <text:p text:style-name="P12">15<text:span text:style-name="T6"> – </text:span>Guarda las modificaciones realizadas al ítem y emite un mensaje de éxito.</text:p>
          </table:table-cell>
        </table:table-row>
      </table:table>
      <text:p text:style-name="P7"/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4">ALTERNATIVAS (Camino exitoso)</text:p>
          </table:table-cell>
        </table:table-row>
        <table:table-row table:style-name="Table58.1">
          <table:table-cell table:style-name="Table58.A1" office:value-type="string">
            <text:list xml:id="list11632006961" text:style-name="WW8Num8">
              <text:list-header>
                <text:p text:style-name="P14">A1. Cancelar</text:p>
                <text:p text:style-name="P15"><text:soft-page-break/>Antes de ejecutar el paso 10, se podrá cancelar la acción.</text:p>
                <text:p text:style-name="P17"><text:s text:c="5"/>A2. En el paso 17 si se encuentra que las relaciones del item forman ciclos. Se le informa al usuario que el item será revivido sin tener en cuenta sus relaciones anteriores.</text:p>
                <text:p text:style-name="P15"/>
              </text:list-header>
            </text:list>
          </table:table-cell>
        </table:table-row>
      </table:table>
      <text:p text:style-name="P5"/>
      <table:table table:name="Table59" table:style-name="Table59">
        <table:table-column table:style-name="Table59.A"/>
        <table:table-row table:style-name="Table59.1">
          <table:table-cell table:style-name="Table59.A1" office:value-type="string">
            <text:p text:style-name="P4">EXCEPCIONES</text:p>
          </table:table-cell>
        </table:table-row>
        <table:table-row table:style-name="Table59.1">
          <table:table-cell table:style-name="Table59.A1" office:value-type="string">
            <text:list xml:id="list471611676" text:continue-numbering="true" text:style-name="WW8Num8">
              <text:list-header>
                <text:p text:style-name="P14"/>
                <text:p text:style-name="P14">E1. Campos no válidos.</text:p>
                <text:p text:style-name="P15"><text:span text:style-name="T9">E1.1</text:span> El sistema detecta que el usuario no ingreso los datos requeridos.</text:p>
                <text:p text:style-name="P15"><text:span text:style-name="T9">E1.2</text:span> El sistema detecta que el ítem al cual está relacionado ya no existe.</text:p>
                <text:p text:style-name="P15"><text:span text:style-name="T9">E1.3</text:span> El sistema detectara si los datos ingresados son incorrectos.</text:p>
                <text:p text:style-name="P15"><text:span text:style-name="T9">E1.4</text:span> El sistema detecta la formación de ciclos en las relaciones.</text:p>
                <text:p text:style-name="P14">E2. Servidor Web no disponible.</text:p>
                <text:p text:style-name="P16"><text:span text:style-name="T9">E2.1</text:span> Falla de comunicación con el servidor Web o la base de datos.</text:p>
              </text:list-header>
            </text:list>
            <text:p text:style-name="P8"/>
          </table:table-cell>
        </table:table-row>
      </table:table>
      <text:p text:style-name="P5"/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P6">Asociaciones de Extensión: Administrar Item</text:p>
          </table:table-cell>
        </table:table-row>
        <table:table-row table:style-name="Table60.2">
          <table:table-cell table:style-name="Table60.A1" office:value-type="string">
            <text:p text:style-name="P6">Asociaciones de Inclusión:</text:p>
          </table:table-cell>
        </table:table-row>
        <table:table-row table:style-name="Table60.1">
          <table:table-cell table:style-name="Table60.A1" office:value-type="string">
            <text:p text:style-name="P6">Casos de Uso donde se incluye: </text:p>
          </table:table-cell>
        </table:table-row>
        <table:table-row table:style-name="Table60.1">
          <table:table-cell table:style-name="Table60.A1" office:value-type="string">
            <text:p text:style-name="P6">Casos de Uso al que extiende: <text:span text:style-name="T6">Administrar ítems.</text:span></text:p>
          </table:table-cell>
        </table:table-row>
        <table:table-row table:style-name="Table60.1">
          <table:table-cell table:style-name="Table60.A1" office:value-type="string">
            <text:p text:style-name="P6">Caso de Uso de Generalización: </text:p>
          </table:table-cell>
        </table:table-row>
        <table:table-row table:style-name="Table60.1">
          <table:table-cell table:style-name="Table60.A6" office:value-type="string">
            <text:p text:style-name="P6">Requerimientos Funcionales Asociados: RF271 al RF274</text:p>
          </table:table-cell>
        </table:table-row>
      </table:table>
      <text:p text:style-name="P11"><text:toc-mark text:string-value=" " text:outline-level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7T22:37:38</meta:creation-date>
    <dc:date>2013-03-22T23:59:36</dc:date>
    <meta:editing-duration>PT14S</meta:editing-duration>
    <meta:editing-cycles>8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55" meta:word-count="475" meta:character-count="2743" meta:non-whitespace-character-count="2315"/>
  </office:meta>
</office:document-meta>
</file>